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Ubuntu" svg:font-family="Ubuntu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Code Pro" officeooo:rsid="000523cd" officeooo:paragraph-rsid="000523cd"/>
    </style:style>
    <style:style style:name="P2" style:family="paragraph" style:parent-style-name="Standard">
      <style:paragraph-properties fo:text-align="start" style:justify-single-word="false"/>
      <style:text-properties style:font-name="Source Code Pro" officeooo:rsid="0006b19f" officeooo:paragraph-rsid="0006b19f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092b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2358a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weight="bold" officeooo:rsid="00095c4a" officeooo:paragraph-rsid="00095c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weight="bold" officeooo:rsid="000b51b7" officeooo:paragraph-rsid="000b51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0cc6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1a0e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ource Code Pro" fo:font-weight="bold" officeooo:rsid="000e6f02" officeooo:paragraph-rsid="000e6f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weight="bold" officeooo:rsid="000fd495" officeooo:paragraph-rsid="000fd4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ource Code Pro" fo:font-weight="bold" officeooo:rsid="001069f7" officeooo:paragraph-rsid="001069f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ource Code Pro" officeooo:rsid="00222f15" officeooo:paragraph-rsid="00222f15"/>
    </style:style>
    <style:style style:name="P14" style:family="paragraph" style:parent-style-name="Standard">
      <style:paragraph-properties fo:text-align="start" style:justify-single-word="false"/>
      <style:text-properties style:font-name="Source Code Pro" officeooo:rsid="002358a5" officeooo:paragraph-rsid="002358a5"/>
    </style:style>
    <style:style style:name="P15" style:family="paragraph" style:parent-style-name="Standard">
      <style:paragraph-properties fo:text-align="start" style:justify-single-word="false"/>
      <style:text-properties style:font-name="Source Code Pro" officeooo:rsid="002525d8" officeooo:paragraph-rsid="002525d8"/>
    </style:style>
    <style:style style:name="P16" style:family="paragraph" style:parent-style-name="Standard">
      <style:paragraph-properties fo:text-align="start" style:justify-single-word="false"/>
      <style:text-properties style:font-name="Source Code Pro" officeooo:rsid="002525d8" officeooo:paragraph-rsid="0028676f"/>
    </style:style>
    <style:style style:name="P17" style:family="paragraph" style:parent-style-name="Standard">
      <style:paragraph-properties fo:text-align="start" style:justify-single-word="false"/>
      <style:text-properties style:font-name="Source Code Pro" officeooo:rsid="002912d6" officeooo:paragraph-rsid="002912d6"/>
    </style:style>
    <style:style style:name="P18" style:family="paragraph" style:parent-style-name="Standard">
      <style:paragraph-properties fo:text-align="start" style:justify-single-word="false"/>
      <style:text-properties style:font-name="Source Code Pro" officeooo:rsid="002912d6" officeooo:paragraph-rsid="002a9a4b"/>
    </style:style>
    <style:style style:name="P19" style:family="paragraph" style:parent-style-name="Standard">
      <style:paragraph-properties fo:text-align="start" style:justify-single-word="false"/>
      <style:text-properties style:font-name="Source Code Pro" officeooo:rsid="002a9a4b" officeooo:paragraph-rsid="002a9a4b"/>
    </style:style>
    <style:style style:name="P20" style:family="paragraph" style:parent-style-name="Standard">
      <style:paragraph-properties fo:text-align="start" style:justify-single-word="false"/>
      <style:text-properties style:font-name="Source Code Pro" officeooo:rsid="002d557f" officeooo:paragraph-rsid="002d557f"/>
    </style:style>
    <style:style style:name="P21" style:family="paragraph" style:parent-style-name="Standard">
      <style:paragraph-properties fo:text-align="start" style:justify-single-word="false"/>
      <style:text-properties style:font-name="Source Code Pro" officeooo:rsid="002e5939" officeooo:paragraph-rsid="002e5939"/>
    </style:style>
    <style:style style:name="P22" style:family="paragraph" style:parent-style-name="Standard">
      <style:paragraph-properties fo:text-align="start" style:justify-single-word="false"/>
      <style:text-properties style:font-name="Source Code Pro" officeooo:rsid="002e5939" officeooo:paragraph-rsid="002ff9fd"/>
    </style:style>
    <style:style style:name="P23" style:family="paragraph" style:parent-style-name="Standard">
      <style:paragraph-properties fo:text-align="start" style:justify-single-word="false"/>
      <style:text-properties style:font-name="Source Code Pro" officeooo:rsid="0031b1fa" officeooo:paragraph-rsid="0031b1fa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Source Code Pro" fo:font-weight="bold" officeooo:rsid="001069f7" officeooo:paragraph-rsid="001069f7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1d2aba" officeooo:paragraph-rsid="001d2ab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2358a5" officeooo:paragraph-rsid="00222f1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7634c" officeooo:paragraph-rsid="005d023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7634c" officeooo:paragraph-rsid="00608f1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d023d" officeooo:paragraph-rsid="005d02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5f3ef1" officeooo:paragraph-rsid="005f3ef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696e71" officeooo:paragraph-rsid="00696e7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Source Code Pro" fo:font-weight="normal" officeooo:rsid="006b702d" officeooo:paragraph-rsid="0073dd0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ource Code Pro" officeooo:rsid="0028676f" officeooo:paragraph-rsid="0028676f"/>
    </style:style>
    <style:style style:name="P35" style:family="paragraph" style:parent-style-name="Standard">
      <style:paragraph-properties fo:text-align="start" style:justify-single-word="false"/>
      <style:text-properties style:font-name="Source Code Pro" officeooo:rsid="002e5939" officeooo:paragraph-rsid="002ff9fd"/>
    </style:style>
    <style:style style:name="P36" style:family="paragraph" style:parent-style-name="Standard">
      <style:paragraph-properties fo:text-align="start" style:justify-single-word="false"/>
      <style:text-properties style:font-name="Source Code Pro" officeooo:rsid="003ba92d" officeooo:paragraph-rsid="003ba92d"/>
    </style:style>
    <style:style style:name="P37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3c81ce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Source Code Pro" fo:font-weight="normal" officeooo:rsid="003c81ce" officeooo:paragraph-rsid="003c81c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ource Code Pro" fo:font-weight="normal" officeooo:rsid="003c975b" officeooo:paragraph-rsid="003c975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ource Code Pro" fo:font-weight="normal" officeooo:rsid="003e8bb9" officeooo:paragraph-rsid="003e8bb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ource Code Pro" fo:font-weight="normal" officeooo:rsid="004d319d" officeooo:paragraph-rsid="004d319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Source Code Pro" officeooo:rsid="004f541f" officeooo:paragraph-rsid="004f541f"/>
    </style:style>
    <style:style style:name="P43" style:family="paragraph" style:parent-style-name="Standard">
      <style:paragraph-properties fo:text-align="start" style:justify-single-word="false"/>
      <style:text-properties style:font-name="Source Code Pro" officeooo:rsid="00555d67" officeooo:paragraph-rsid="00555d67"/>
    </style:style>
    <style:style style:name="P44" style:family="paragraph" style:parent-style-name="Standard">
      <style:paragraph-properties fo:text-align="start" style:justify-single-word="false"/>
      <style:text-properties style:font-name="Source Code Pro1" officeooo:rsid="00309acb" officeooo:paragraph-rsid="00309acb" style:font-name-asian="Source Code Pro1" style:font-name-complex="Source Code Pro1"/>
    </style:style>
    <style:style style:name="T1" style:family="text">
      <style:text-properties officeooo:rsid="0006b19f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officeooo:rsid="0006b19f" style:font-weight-asian="normal" style:font-weight-complex="normal"/>
    </style:style>
    <style:style style:name="T4" style:family="text">
      <style:text-properties style:text-position="super 58%" fo:font-weight="normal" officeooo:rsid="002358a5" style:font-weight-asian="normal" style:font-weight-complex="normal"/>
    </style:style>
    <style:style style:name="T5" style:family="text">
      <style:text-properties style:text-position="super 58%" officeooo:rsid="002b015c"/>
    </style:style>
    <style:style style:name="T6" style:family="text">
      <style:text-properties officeooo:rsid="00092b9c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2358a5" style:font-weight-asian="normal" style:font-weight-complex="normal"/>
    </style:style>
    <style:style style:name="T10" style:family="text">
      <style:text-properties style:text-position="0% 100%" fo:font-weight="normal" officeooo:rsid="00092b9c" style:font-weight-asian="normal" style:font-weight-complex="normal"/>
    </style:style>
    <style:style style:name="T11" style:family="text">
      <style:text-properties style:text-position="0% 100%" fo:font-weight="normal" officeooo:rsid="0006b19f" style:font-weight-asian="normal" style:font-weight-complex="normal"/>
    </style:style>
    <style:style style:name="T12" style:family="text">
      <style:text-properties style:text-position="0% 100%" officeooo:rsid="002b015c"/>
    </style:style>
    <style:style style:name="T13" style:family="text">
      <style:text-properties officeooo:rsid="001069f7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68df5d"/>
    </style:style>
    <style:style style:name="T16" style:family="text">
      <style:text-properties style:text-position="sub 58%" style:font-name="Ubuntu" style:font-name-asian="Ubuntu" style:font-name-complex="Ubuntu"/>
    </style:style>
    <style:style style:name="T17" style:family="text">
      <style:text-properties style:text-position="sub 58%" style:font-name="Ubuntu" officeooo:rsid="00696e71" style:font-name-asian="Ubuntu" style:font-name-complex="Ubuntu"/>
    </style:style>
    <style:style style:name="T18" style:family="text">
      <style:text-properties style:text-position="sub 58%" officeooo:rsid="0068df5d" style:font-name-asian="NSimSun" style:font-name-complex="Arial"/>
    </style:style>
    <style:style style:name="T19" style:family="text">
      <style:text-properties style:text-position="sub 58%" officeooo:rsid="00786d28"/>
    </style:style>
    <style:style style:name="T20" style:family="text">
      <style:text-properties style:text-position="sub 58%" officeooo:rsid="008c356c"/>
    </style:style>
    <style:style style:name="T21" style:family="text">
      <style:text-properties officeooo:rsid="0015acf3"/>
    </style:style>
    <style:style style:name="T22" style:family="text">
      <style:text-properties officeooo:rsid="001e9ae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92b9c" style:font-weight-asian="normal" style:font-weight-complex="normal"/>
    </style:style>
    <style:style style:name="T25" style:family="text">
      <style:text-properties fo:font-weight="normal" officeooo:rsid="0006b19f" style:font-weight-asian="normal" style:font-weight-complex="normal"/>
    </style:style>
    <style:style style:name="T26" style:family="text">
      <style:text-properties fo:font-weight="normal" officeooo:rsid="002358a5" style:font-weight-asian="normal" style:font-weight-complex="normal"/>
    </style:style>
    <style:style style:name="T27" style:family="text">
      <style:text-properties officeooo:rsid="0026612e"/>
    </style:style>
    <style:style style:name="T28" style:family="text">
      <style:text-properties officeooo:rsid="0027d71a"/>
    </style:style>
    <style:style style:name="T29" style:family="text">
      <style:text-properties officeooo:rsid="00406689"/>
    </style:style>
    <style:style style:name="T30" style:family="text">
      <style:text-properties officeooo:rsid="00412b14"/>
    </style:style>
    <style:style style:name="T31" style:family="text">
      <style:text-properties officeooo:rsid="00454ba2"/>
    </style:style>
    <style:style style:name="T32" style:family="text">
      <style:text-properties officeooo:rsid="004d319d"/>
    </style:style>
    <style:style style:name="T33" style:family="text">
      <style:text-properties officeooo:rsid="004fd451"/>
    </style:style>
    <style:style style:name="T34" style:family="text">
      <style:text-properties officeooo:rsid="00512621"/>
    </style:style>
    <style:style style:name="T35" style:family="text">
      <style:text-properties officeooo:rsid="005d023d"/>
    </style:style>
    <style:style style:name="T36" style:family="text">
      <style:text-properties officeooo:rsid="00608f1e"/>
    </style:style>
    <style:style style:name="T37" style:family="text">
      <style:text-properties officeooo:rsid="0068df5d"/>
    </style:style>
    <style:style style:name="T38" style:family="text">
      <style:text-properties style:font-name="Ubuntu" style:font-name-asian="Ubuntu" style:font-name-complex="Ubuntu"/>
    </style:style>
    <style:style style:name="T39" style:family="text">
      <style:text-properties style:font-name="Ubuntu" style:font-name-asian="NSimSun" style:font-name-complex="Arial"/>
    </style:style>
    <style:style style:name="T40" style:family="text">
      <style:text-properties style:font-name="Ubuntu" officeooo:rsid="006b2188" style:font-name-asian="NSimSun" style:font-name-complex="Arial"/>
    </style:style>
    <style:style style:name="T41" style:family="text">
      <style:text-properties style:font-name-asian="NSimSun" style:font-name-complex="Arial"/>
    </style:style>
    <style:style style:name="T42" style:family="text">
      <style:text-properties officeooo:rsid="005d023d" style:font-name-asian="NSimSun" style:font-name-complex="Arial"/>
    </style:style>
    <style:style style:name="T43" style:family="text">
      <style:text-properties officeooo:rsid="0068df5d" style:font-name-asian="NSimSun" style:font-name-complex="Arial"/>
    </style:style>
    <style:style style:name="T44" style:family="text">
      <style:text-properties officeooo:rsid="00696e71" style:font-name-asian="NSimSun" style:font-name-complex="Arial"/>
    </style:style>
    <style:style style:name="T45" style:family="text">
      <style:text-properties style:font-name-asian="Ubuntu" style:font-name-complex="Ubuntu"/>
    </style:style>
    <style:style style:name="T46" style:family="text">
      <style:text-properties officeooo:rsid="005d023d" style:font-name-asian="Ubuntu" style:font-name-complex="Ubuntu"/>
    </style:style>
    <style:style style:name="T47" style:family="text">
      <style:text-properties officeooo:rsid="006d8bbc" style:font-name-asian="Ubuntu" style:font-name-complex="Ubuntu"/>
    </style:style>
    <style:style style:name="T48" style:family="text">
      <style:text-properties officeooo:rsid="006e57f4" style:font-name-asian="Ubuntu" style:font-name-complex="Ubuntu"/>
    </style:style>
    <style:style style:name="T49" style:family="text">
      <style:text-properties officeooo:rsid="00824851" style:font-name-asian="Ubuntu" style:font-name-complex="Ubuntu"/>
    </style:style>
    <style:style style:name="T50" style:family="text">
      <style:text-properties officeooo:rsid="0076d8c9"/>
    </style:style>
    <style:style style:name="T51" style:family="text">
      <style:text-properties officeooo:rsid="00786d28"/>
    </style:style>
    <style:style style:name="T52" style:family="text">
      <style:text-properties officeooo:rsid="007aee01"/>
    </style:style>
    <style:style style:name="T53" style:family="text">
      <style:text-properties officeooo:rsid="008c35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#3</text:p>
      <text:p text:style-name="P1">2/6/2019</text:p>
      <text:p text:style-name="P1"/>
      <text:p text:style-name="P12">Problem 1</text:p>
      <text:p text:style-name="P4">Consider the (hypothetical) Jumping Juniper Problem. The following things are know about this problem:<text:line-break/></text:p>
      <text:p text:style-name="P4">- There is an algorithm that solves the problem in <text:span text:style-name="T6">Θ</text:span>(n<text:span text:style-name="T2">2.5</text:span>) time.</text:p>
      <text:p text:style-name="P3">- There is another algorithm that solves the problem in <text:span text:style-name="T6">Θ</text:span>(n<text:span text:style-name="T2">2</text:span>(log(n))<text:span text:style-name="T2">3</text:span>) time.</text:p>
      <text:p text:style-name="P3">- There is a third algorithm that solves the problem in <text:span text:style-name="T6">Θ</text:span>(n<text:span text:style-name="T2">1.5</text:span>) in 99% of the cases, and in <text:span text:style-name="T6">Θ</text:span>(n<text:span text:style-name="T2">4</text:span>) the other 1% of the cases.</text:p>
      <text:p text:style-name="P4">- It has been proven mathematically that the problem cannot be solved in less than <text:span text:style-name="T6">Θ</text:span>(nlog(n)) time.</text:p>
      <text:p text:style-name="P4"/>
      <text:p text:style-name="P4">What are the worst-case upper and lower bounds for the Jumping Juniper Problem? Justify your answer.</text:p>
      <text:p text:style-name="P2"/>
      <text:p text:style-name="P13">The worst-case upper bound for the problem is <text:span text:style-name="T24">Θ</text:span><text:span text:style-name="T25">(n</text:span><text:span text:style-name="T3">2.5</text:span><text:span text:style-name="T25">) </text:span><text:span text:style-name="T23">because when n is greater than </text:span><text:span text:style-name="T26">2, n</text:span><text:span text:style-name="T4">2.5</text:span><text:span text:style-name="T9"> &lt; n</text:span><text:span text:style-name="T4">2</text:span><text:span text:style-name="T9">(log(n))</text:span><text:span text:style-name="T4">3</text:span><text:span text:style-name="T9">.</text:span></text:p>
      <text:p text:style-name="P27"/>
      <text:p text:style-name="P14"><text:span text:style-name="T8">The worst-case lower bound for the problem is </text:span><text:span text:style-name="T10">Θ</text:span><text:span text:style-name="T11">(nlog(n)) </text:span><text:span text:style-name="T8">because it has been proven an algorithm can not be faster than </text:span><text:span text:style-name="T10">Θ</text:span><text:span text:style-name="T11">(nlog(n)).</text:span></text:p>
      <text:p text:style-name="P25">Problem 2</text:p>
      <text:p text:style-name="P5">Use Strassen’s algorithm to compute the matrix product</text:p>
      <text:p text:style-name="P5">[ 1 3 ] [ 6 8 ]</text:p>
      <text:p text:style-name="P5">[ 7 5 ] [ 4 2 ]</text:p>
      <text:p text:style-name="P5">Show your work.</text:p>
      <text:p text:style-name="P2"/>
      <text:p text:style-name="P15">A = 1<text:tab/>E = 6</text:p>
      <text:p text:style-name="P15">B = 3<text:tab/>F = 8</text:p>
      <text:p text:style-name="P15">C = 7<text:tab/>G = 4</text:p>
      <text:p text:style-name="P15">D = 5<text:tab/>H = 2</text:p>
      <text:p text:style-name="P15"/>
      <text:p text:style-name="P15">P1 = A(F-H) = 1*(8-2) = 6</text:p>
      <text:p text:style-name="P15">P2 = (A+B)H = (1+3)*2 = 8</text:p>
      <text:p text:style-name="P15">P3 = (C+D)E = (7+5)*6 = 72</text:p>
      <text:p text:style-name="P15">P4 = D(G-E) = 5*(4-6) = -10</text:p>
      <text:p text:style-name="P15">P5 = (A+D)(E+H) = (1+5)*(6+2) = 48</text:p>
      <text:p text:style-name="P15">P6 = (B-D)(G+H) = (3-5)*(4+2) = -12</text:p>
      <text:p text:style-name="P15">P7 = (A-C)(E+F) = (1-7)*(6+8) = -84</text:p>
      <text:p text:style-name="P15"/>
      <text:p text:style-name="P15">R = P5 + P4 – P2 + P6 <text:span text:style-name="T27">= 48 + -10 – 8 + -12 = 18</text:span></text:p>
      <text:p text:style-name="P15">S = P1 + P2 <text:span text:style-name="T28">= 6 + 8 = 14</text:span></text:p>
      <text:p text:style-name="P15">T = P3 + P4 <text:span text:style-name="T28">= 72 + -10 = 62</text:span></text:p>
      <text:p text:style-name="P16">U = P5 + P1 - P3 – P7 <text:span text:style-name="T28">= 48 + 6 – 72 - -84 = 66</text:span></text:p>
      <text:p text:style-name="P16"/>
      <text:p text:style-name="P34">= [ 18 14 ]</text:p>
      <text:p text:style-name="P34"><text:s text:c="2"/>[ 62 66 ]</text:p>
      <text:p text:style-name="P25">Problem 3</text:p>
      <text:p text:style-name="P6">How would you modify Str<text:span text:style-name="T21">a</text:span>ssen’s algorithm to multiply n x n matrices in which n is not an exact power of 2? Show that the resulting algorithm runs in time<text:span text:style-name="T1"> Θ</text:span>(n<text:span text:style-name="T2">lg7</text:span><text:span text:style-name="T7">).</text:span></text:p>
      <text:p text:style-name="P2"/>
      <text:p text:style-name="P17">If n is not a power of two, we pad the missing values with rows and columns of zeroes until n is a power of two.</text:p>
      <text:p text:style-name="P17"/>
      <text:p text:style-name="P17">So if n = 3, we add an additional row and column containing zeroes. If n = 6, we add two rows and columns of zeroes so that n = 8.</text:p>
      <text:p text:style-name="P17"/>
      <text:p text:style-name="P18">The number of rows/columns that must be added will be at most:</text:p>
      <text:p text:style-name="P18"/>
      <text:p text:style-name="P19">This will occur when n = 2<text:span text:style-name="T2">x</text:span><text:span text:style-name="T7">+1 for any positive integer x. So in order to add enough rows/columns, to get to 2</text:span><text:span text:style-name="T2">x+1</text:span><text:span text:style-name="T7"> we must add 2</text:span><text:span text:style-name="T2">x+1</text:span><text:span text:style-name="T7">-(2</text:span><text:span text:style-name="T2">x</text:span><text:span text:style-name="T7">+1) rows and columns. </text:span></text:p>
      <text:p text:style-name="P18"/>
      <text:p text:style-name="P19"><text:span text:style-name="T7">2</text:span><text:span text:style-name="T2">x+1</text:span><text:span text:style-name="T7">-2</text:span><text:span text:style-name="T2">x</text:span><text:span text:style-name="T7">+1 = 2</text:span><text:span text:style-name="T2">x</text:span><text:span text:style-name="T7">(2-1)-1 = 2</text:span><text:span text:style-name="T5">x</text:span><text:span text:style-name="T12">-</text:span><text:span text:style-name="T7">1</text:span></text:p>
      <text:p text:style-name="P25">Problem 4</text:p>
      <text:p text:style-name="P7">What is the smallest possible depth of a leaf in a decision tree for a comparison sort?</text:p>
      <text:p text:style-name="P2"/>
      <text:p text:style-name="P21">The smallest possible depth of a leaf in a decision tree for comparison sort will be </text:p>
      <text:p text:style-name="P23">n-1</text:p>
      <text:p text:style-name="P22">where n is the number of elements in the list.</text:p>
      <text:p text:style-name="P22"/>
      <text:p text:style-name="P36">This case will occur when the list is already sorted. When this occurs, n-1 comparisons must be made in order to verify that the list is in sorted order.</text:p>
      <text:p text:style-name="P22"/>
      <text:p text:style-name="P44"/>
      <text:p text:style-name="P44"/>
      <text:p text:style-name="P44"/>
      <text:p text:style-name="P21"/>
      <text:p text:style-name="P21"/>
      <text:p text:style-name="P20"/>
      <text:p text:style-name="P25">Problem 5</text:p>
      <text:p text:style-name="P7">Consider a 21-element array, a (1-based indexing), where all elements contain the value 1. The following code is then executed:</text:p>
      <text:p text:style-name="P8"><text:tab/></text:p>
      <text:p text:style-name="P8"><text:tab/>parallel for i = 1 to 20</text:p>
      <text:p text:style-name="P7"><text:tab/><text:tab/>a[i] = a[i] + a[i+1]</text:p>
      <text:p text:style-name="P7"/>
      <text:p text:style-name="P37">What is the largest value that a[1] can possibly have after the completion of the loop? </text:p>
      <text:p text:style-name="P37"/>
      <text:p text:style-name="P38"><text:span text:style-name="T32">a</text:span>[1] = 2<text:span text:style-name="T31">1 would be the largest possible value of a[1].</text:span></text:p>
      <text:p text:style-name="P38"/>
      <text:p text:style-name="P39">This would occur if the loop was executed in backwards order, meaning the statements were executed in the following order:</text:p>
      <text:p text:style-name="P39"/>
      <text:p text:style-name="P39">a[20] = a[20] + a[21] // <text:span text:style-name="T29">a[20] = 2</text:span></text:p>
      <text:p text:style-name="P39">a[19] = a[19] + a[20] // <text:span text:style-name="T29">a[19] = 3</text:span></text:p>
      <text:p text:style-name="P39">…</text:p>
      <text:p text:style-name="P40">a[1] = a[1] + a[2] // <text:span text:style-name="T30">a[1] = 21</text:span></text:p>
      <text:p text:style-name="P37"/>
      <text:p text:style-name="P37">What is the smallest value? </text:p>
      <text:p text:style-name="P37"/>
      <text:p text:style-name="P41">A[1] = 2 would be the smallest possible value of a[1].</text:p>
      <text:p text:style-name="P41"/>
      <text:p text:style-name="P41">This would occur if a[1] = a[1] + a[2] was the first statement to be executed.</text:p>
      <text:p text:style-name="P37"/>
      <text:p text:style-name="P37">What is the largest value that a[20] can have after the completion of the loop? What is the smallest value? Explain your reasoning in all cases.</text:p>
      <text:p text:style-name="P2"/>
      <text:p text:style-name="P42">The largest <text:span text:style-name="T33">and smallest </text:span>value a[20] could have is 2. This <text:span text:style-name="T34">is because <text:s/>a[21] and a[20] will always hold the value 1 before the value of a[20] is overwritten. Therefore, a[20] will always end up being equal to 2.</text:span></text:p>
      <text:p text:style-name="P26">Problem 6</text:p>
      <text:p text:style-name="P7">Draw the computation dag that results from executing P-FIB(5). Assuming that each strand in the computation takes unit time, what are the work, span, and parallelism of the computation? Show how to schedule the dag on 3 processors using greedy scheduling by labeling each strand with the time step in which it is executed.</text:p>
      <text:p text:style-name="P7"/>
      <text:p text:style-name="P9">Compute actual integers when you analyze the work and span, using the parameter given (5). Do not analyze asymptotically, or as a function of n. Consider the black and white circles to be the strands that required one unit of time to execute.</text:p>
      <text:p text:style-name="P2"/>
      <text:p text:style-name="P43"/>
      <text:p text:style-name="P25">Problem 7</text:p>
      <text:p text:style-name="P10">Consider the following <text:span text:style-name="T22">multi-threaded</text:span> <text:span text:style-name="T22">pseudo-code</text:span> for transposing an n x n matrix A in place:</text:p>
      <text:p text:style-name="P10"/>
      <text:p text:style-name="P10">P-TRANSPOSE(A)</text:p>
      <text:p text:style-name="P10">1<text:tab/>n = A.rows</text:p>
      <text:p text:style-name="P10">2<text:tab/>parallel for j = 2 to n</text:p>
      <text:p text:style-name="P10">3<text:tab/><text:tab/>parallel for i = 1 <text:span text:style-name="T13">to j – 1</text:span></text:p>
      <text:p text:style-name="P11">4<text:tab/><text:tab/><text:tab/>exchange a<text:span text:style-name="T14">ij</text:span><text:span text:style-name="T7"> with a</text:span><text:span text:style-name="T14">ji</text:span></text:p>
      <text:p text:style-name="P24"/>
      <text:p text:style-name="P24">Analyze the work, span, and parallelism of this algorithm.</text:p>
      <text:p text:style-name="P24"/>
      <text:p text:style-name="P29">The total amount of work for this algorithm will be <text:span text:style-name="T51">3*(n-1)! because the iterator will run (n-1)! times and each exchange will take 3 steps (save a</text:span><text:span text:style-name="T19">ij</text:span><text:span text:style-name="T51"> to temp, copy a</text:span><text:span text:style-name="T19">ji</text:span><text:span text:style-name="T51"> to a</text:span><text:span text:style-name="T19">ij</text:span><text:span text:style-name="T51">, copy from temp to a</text:span><text:span text:style-name="T19">ji</text:span><text:span text:style-name="T51">).</text:span></text:p>
      <text:p text:style-name="P28"/>
      <text:p text:style-name="P28"><text:span text:style-name="T35">The span of the algorithm is 3. This is because (n-1)! threads will be created and each thread will run 3 steps.</text:span></text:p>
      <text:p text:style-name="P28"/>
      <text:p text:style-name="P30">T<text:span text:style-name="T15">1</text:span><text:span text:style-name="T37"> = 3*(n-1)!</text:span></text:p>
      <text:p text:style-name="P32">T<text:span text:style-name="T16">∞</text:span><text:span text:style-name="T39"> = </text:span><text:span text:style-name="T40">3</text:span></text:p>
      <text:p text:style-name="P32"><text:span text:style-name="T40"/></text:p>
      <text:p text:style-name="P33"><text:span text:style-name="T40">S</text:span><text:span text:style-name="T39">lackness = </text:span><text:span text:style-name="T42">T</text:span><text:span text:style-name="T18">1</text:span><text:span text:style-name="T43">/</text:span><text:span text:style-name="T41">(P*</text:span><text:span text:style-name="T44">T</text:span><text:span text:style-name="T17">∞</text:span><text:span text:style-name="T38">) </text:span><text:span text:style-name="T46"><text:s/></text:span><text:span text:style-name="T45">= </text:span><text:span text:style-name="T49">3</text:span><text:span text:style-name="T45">*(n-1)!/</text:span><text:span text:style-name="T47">(</text:span><text:span text:style-name="T45">3*P</text:span><text:span text:style-name="T47">) = (n-1)!</text:span><text:span text:style-name="T48">/P</text:span></text:p>
      <text:p text:style-name="P30"/>
      <text:p text:style-name="P31">The speedup of the algorithm is <text:span text:style-name="T52">line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Ubuntu" svg:font-family="Ubuntu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1:13.072000000</meta:creation-date>
    <meta:generator>LibreOffice/6.1.4.2$Linux_X86_64 LibreOffice_project/10$Build-2</meta:generator>
    <dc:date>2019-02-04T20:27:00.704142605</dc:date>
    <meta:editing-duration>PT1H55M33S</meta:editing-duration>
    <meta:editing-cycles>90</meta:editing-cycles>
    <meta:document-statistic meta:table-count="0" meta:image-count="0" meta:object-count="0" meta:page-count="7" meta:paragraph-count="82" meta:word-count="964" meta:character-count="4740" meta:non-whitespace-character-count="3836"/>
  </office:meta>
</office:document-meta>
</file>